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ymbol" svg:font-family="'Segoe UI Symbol'" style:font-adornments="Regular"/>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subtitle">
      <style:graphic-properties draw:fill-color="#ffffff" fo:min-height="14.114cm"/>
    </style:style>
    <style:style style:name="pr7"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2pt" style:font-size-asian="22pt" style:font-size-complex="22pt"/>
    </style:style>
    <style:style style:name="P4" style:family="paragraph">
      <style:text-properties fo:font-size="28pt" style:font-size-asian="40pt" style:font-size-complex="4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style:text-position="-33% 58%"/>
    </style:style>
    <style:style style:name="T6" style:family="text">
      <style:text-properties fo:font-weight="normal" style:font-weight-asian="normal" style:font-weight-complex="normal"/>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28pt" style:font-size-asian="28pt" style:font-size-complex="28pt"/>
    </style:style>
    <style:style style:name="T9" style:family="text">
      <style:text-properties style:text-position="-33% 58%" fo:font-size="28pt" fo:font-style="normal" style:font-size-asian="28pt" style:font-style-asian="normal" style:font-size-complex="28pt" style:font-style-complex="normal"/>
    </style:style>
    <style:style style:name="T10" style:family="text">
      <style:text-properties style:text-position="-33% 58%" fo:font-style="normal"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ize="22pt" style:font-size-asian="22pt" style:font-size-complex="22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style:text-position="-33% 58%" fo:font-size="22pt" style:font-size-asian="22pt" style:font-size-complex="22pt"/>
    </style:style>
    <style:style style:name="T15" style:family="text">
      <style:text-properties fo:font-size="24pt" fo:font-style="italic" style:font-size-asian="24pt" style:font-style-asian="italic" style:font-size-complex="24pt" style:font-style-complex="italic"/>
    </style:style>
    <style:style style:name="T16" style:family="text">
      <style:text-properties fo:font-size="24pt" style:font-size-asian="24pt" style:font-size-complex="24pt"/>
    </style:style>
    <style:style style:name="T17" style:family="text">
      <style:text-properties style:text-position="-33% 58%" fo:font-size="24pt" style:font-size-asian="24pt" style:font-size-complex="24pt"/>
    </style:style>
    <style:style style:name="T18" style:family="text">
      <style:text-properties style:text-position="0% 100%" fo:font-size="22pt" style:font-size-asian="22pt" style:font-size-complex="22pt"/>
    </style:style>
    <style:style style:name="T19" style:family="text">
      <style:text-properties style:text-position="0% 100%" fo:font-size="24pt" fo:font-style="italic" style:font-size-asian="24pt" style:font-style-asian="italic" style:font-size-complex="24pt" style:font-style-complex="italic"/>
    </style:style>
    <style:style style:name="T20" style:family="text">
      <style:text-properties style:text-position="0% 100%" fo:font-size="24pt" style:font-size-asian="24pt" style:font-size-complex="24pt"/>
    </style:style>
    <style:style style:name="T21" style:family="text">
      <style:text-properties style:text-position="-33% 58%" fo:font-size="24pt" fo:font-style="italic" style:font-size-asian="24pt" style:font-style-asian="italic" style:font-size-complex="24pt" style:font-style-complex="italic"/>
    </style:style>
    <style:style style:name="T22" style:family="text">
      <style:text-properties style:text-position="0% 100%" fo:font-size="22pt" style:text-underline-style="solid" style:text-underline-width="auto" style:text-underline-color="font-color" style:font-size-asian="22pt" style:font-size-complex="22pt"/>
    </style:style>
    <style:style style:name="T23" style:family="text">
      <style:text-properties fo:color="#007826"/>
    </style:style>
    <style:style style:name="T24" style:family="text">
      <style:text-properties fo:color="#006699"/>
    </style:style>
    <style:style style:name="T25" style:family="text">
      <style:text-properties fo:font-size="28pt" style:font-size-asian="40pt" style:font-size-complex="40pt"/>
    </style:style>
    <style:style style:name="T26" style:family="text">
      <style:text-properties style:font-name="Segoe UI Symbol" style:font-name-asian="Segoe UI Symbol" style:font-name-complex="Segoe UI Symbol"/>
    </style:style>
    <style:style style:name="T27" style:family="text">
      <style:text-properties style:font-name="Segoe UI Symbol" fo:font-style="italic" style:font-name-asian="Segoe UI Symbol" style:font-style-asian="italic" style:font-name-complex="Segoe UI Symbol" style:font-style-complex="italic"/>
    </style:style>
    <style:style style:name="T28" style:family="text">
      <style:text-properties style:text-position="33% 58%" style:font-name="Segoe UI Symbol" style:font-name-asian="Segoe UI Symbol" style:font-name-complex="Segoe UI Symbol"/>
    </style:style>
    <style:style style:name="T29" style:family="text">
      <style:text-properties style:text-position="0% 100%" style:font-name="Segoe UI Symbol" style:font-name-asian="Segoe UI Symbol" style:font-name-complex="Segoe UI Symbol"/>
    </style:style>
    <style:style style:name="T30" style:family="text">
      <style:text-properties style:font-name="Segoe UI Symbol" style:text-underline-style="solid" style:text-underline-width="auto" style:text-underline-color="font-color" style:font-name-asian="Segoe UI Symbol" style:font-name-complex="Segoe UI 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ist Temperatur?</text:p>
          </draw:text-box>
        </draw:frame>
        <draw:frame presentation:style-name="pr2" draw:layer="layout" svg:width="25.199cm" svg:height="12.18cm" svg:x="1.4cm" svg:y="4.914cm" presentation:class="subtitle">
          <draw:text-box>
            <text:p>Temperatur ist ein Maß für die mittlere Energie, die in den ungeordneten, zufälligen Translationen, Schwingungen und Rotationen der Moleküle enthalten ist, es ist eine <text:span text:style-name="T1">System</text:span>größe. </text:p>
            <text:p/>
            <text:p>Sie charakterisiert das thermische Gleichgewicht: <text:s/>Wenn zwei Körper dieselbe Temperatur haben, dann fließt keine Wärme zwischen ihnen, auch wenn sie miteinander in direktem Kontakt stehe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as ist Wärme?</text:p>
          </draw:text-box>
        </draw:frame>
        <draw:frame presentation:style-name="pr2" draw:layer="layout" svg:width="25.199cm" svg:height="12.18cm" svg:x="1.4cm" svg:y="4.914cm" presentation:class="subtitle" presentation:user-transformed="true">
          <draw:text-box>
            <text:p>Wärme ist eine Form von Energie, die von einem auf einen anderen Körper übergeht, wenn die Temperatur unterschiedlich ist. </text:p>
            <text:p/>
            <text:p>Die Wärme ist ein Maß der inneren Energie, die zwischen Körpern unterschiedlicher Temperatur ausgetauscht wird: sie ist, ähnlich wie die Arbeit, eine <text:span text:style-name="T1">Prozess</text:span>größ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ist der Unterschied zwischen Wärme und Temperatur?</text:p>
          </draw:text-box>
        </draw:frame>
        <draw:frame presentation:style-name="pr2" draw:layer="layout" svg:width="25.199cm" svg:height="12.18cm" svg:x="1.4cm" svg:y="4.914cm" presentation:class="subtitle">
          <draw:text-box>
            <text:p>Temperatur ist eine Systemgröße: sie ist durch den Zustand eines Systems bestimmt.</text:p>
            <text:p/>
            <text:p>Wärme ist eine Prozessgröße: sie wird durch den Austauschprozess bestimm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as ist die Anomalie des Wassers?</text:p>
          </draw:text-box>
        </draw:frame>
        <draw:frame presentation:style-name="pr2" draw:layer="layout" svg:width="25.199cm" svg:height="12.18cm" svg:x="1.4cm" svg:y="4.914cm" presentation:class="subtitle" presentation:user-transformed="true">
          <draw:text-box>
            <text:p>Seine <text:span text:style-name="T2">Dichte</text:span> nimmt bei fortgesetzter Abkühlung unterhalb einer bestimmten Temperatur (~4° C) wieder ab. So hat insbesondere der Feststoff Eis eine geringere Dichte als flüssiges Wasser und schwimmt dadurch oben. </text:p>
            <text:p/>
            <text:p>Das Verhalten ist anomal, da üblicherweise die Dichte bei Abkühlung zunimm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besagt das Gesetz von Boyle-Mariotte?</text:p>
          </draw:text-box>
        </draw:frame>
        <draw:frame presentation:style-name="pr2" draw:layer="layout" svg:width="25.199cm" svg:height="12.18cm" svg:x="1.4cm" svg:y="4.914cm" presentation:class="subtitle">
          <draw:text-box>
            <text:p>Bei einer <text:span text:style-name="T3">festen Temperatur</text:span> ist das Produkt aus Volumen <text:span text:style-name="T1">V</text:span> und Druck <text:span text:style-name="T1">p</text:span> konstant:</text:p>
            <text:p/>
            <text:p/>
          </draw:text-box>
        </draw:frame>
        <draw:frame draw:style-name="gr2" draw:text-style-name="P1" draw:layer="layout" svg:width="14.457cm" svg:height="1.122cm" svg:x="6.771cm" svg:y="12.938cm">
          <text:p/>
          <draw:object xlink:href="../Gesetz%20von%20Boyle-Mariotte.odf" xlink:type="simple" xlink:show="embed" xlink:actuate="onLoad"/>
          <draw:image xlink:href="./ObjectReplacements/Object 1" xlink:type="simple" xlink:show="embed" xlink:actuate="onLoad"/>
        </draw:frame>
        <draw:frame draw:style-name="gr2" draw:text-style-name="P1" draw:layer="layout" svg:width="16.393cm" svg:height="3.061cm" svg:x="5.803cm" svg:y="14.969cm">
          <text:p/>
          <draw:object xlink:href="../Gesetz%20von%20Boyle-Mariotte%20alternative%20Formulierung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as besagt das Gesetz von Charles?</text:p>
          </draw:text-box>
        </draw:frame>
        <draw:frame presentation:style-name="pr2" draw:layer="layout" svg:width="25.199cm" svg:height="12.18cm" svg:x="1.4cm" svg:y="4.914cm" presentation:class="subtitle">
          <draw:text-box>
            <text:p>Das Volumen idealer Gase ist bei gleichbleibendem Druck und gleichbleibender Stoffmenge direkt proportional zur Temperatur:</text:p>
            <text:p/>
            <text:p/>
          </draw:text-box>
        </draw:frame>
        <draw:frame draw:style-name="gr2" draw:text-style-name="P1" draw:layer="layout" svg:width="15.739cm" svg:height="3.061cm" svg:x="6.13cm" svg:y="12.969cm">
          <text:p/>
          <draw:object xlink:href="../Gesetz%20von%20Charle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besagt das Gesetz von Gesetz von Gay‑Lussac?</text:p>
          </draw:text-box>
        </draw:frame>
        <draw:frame presentation:style-name="pr5" draw:layer="layout" svg:width="25.199cm" svg:height="12.18cm" svg:x="1.4cm" svg:y="4.914cm" presentation:class="subtitle">
          <draw:text-box>
            <text:p>Das <text:span text:style-name="T4">Volumen</text:span> eines Gases ändert sich bei gleichbleibendem Druck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579cm" svg:height="2.798cm" svg:x="1.71cm" svg:y="14.1cm">
          <text:p/>
          <draw:object xlink:href="../Gesetz%20von%20Gay-Lussac.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Was besagt das Gesetz von Gesetz von Amontons?</text:p>
          </draw:text-box>
        </draw:frame>
        <draw:frame presentation:style-name="pr5" draw:layer="layout" svg:width="25.199cm" svg:height="12.18cm" svg:x="1.4cm" svg:y="4.914cm" presentation:class="subtitle">
          <draw:text-box>
            <text:p>Der <text:span text:style-name="T4">Druck</text:span> eines Gases ändert sich bei gleichbleibendem Volumen und gleichbleibender Stoffmenge <text:span text:style-name="T1">direkt proportional zur Temperaturänderung</text:span> und dem Volumenausdehnungskoeffizienten <text:span text:style-name="T1">γ</text:span><text:span text:style-name="T5">0</text:span></text:p>
          </draw:text-box>
        </draw:frame>
        <draw:frame draw:style-name="gr2" draw:text-style-name="P1" draw:layer="layout" svg:width="24.373cm" svg:height="6.317cm" svg:x="1.813cm" svg:y="13.841cm">
          <text:p/>
          <draw:object xlink:href="../Gesetz%20von%20Amontons.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lautet die allgemeine Gasgleichung <text:line-break/>(Thermische Zustandsgleichung idealer Gase<text:span text:style-name="T6">)?</text:span></text:p>
          </draw:text-box>
        </draw:frame>
        <draw:frame presentation:style-name="pr2" draw:layer="layout" svg:width="25.199cm" svg:height="12.18cm" svg:x="1.4cm" svg:y="4.914cm" presentation:class="subtitle">
          <draw:text-box>
            <text:p><text:span text:style-name="T7">p</text:span><text:span text:style-name="T8"> </text:span><text:span text:style-name="T7">V</text:span><text:span text:style-name="T8"> = </text:span><text:span text:style-name="T7">N</text:span><text:span text:style-name="T8"> </text:span><text:span text:style-name="T7">k</text:span><text:span text:style-name="T9">B</text:span><text:span text:style-name="T8"> </text:span><text:span text:style-name="T7">T</text:span></text:p>
            <text:p><text:span text:style-name="T2"/></text:p>
            <text:p text:style-name="P2"><text:span text:style-name="T1"><text:tab/></text:span><text:span text:style-name="T1"><text:tab/></text:span><text:span text:style-name="T1"><text:tab/></text:span><text:span text:style-name="T1"><text:tab/></text:span><text:span text:style-name="T1"><text:tab/></text:span><text:span text:style-name="T1">p</text:span><text:span text:style-name="T1"><text:tab/></text:span><text:span text:style-name="T2">: Druck</text:span></text:p>
            <text:p text:style-name="P2"><text:span text:style-name="T1"><text:tab/></text:span><text:span text:style-name="T1"><text:tab/></text:span><text:span text:style-name="T1"><text:tab/></text:span><text:span text:style-name="T1"><text:tab/></text:span><text:span text:style-name="T1"><text:tab/></text:span><text:span text:style-name="T1">V</text:span><text:span text:style-name="T1"><text:tab/></text:span><text:span text:style-name="T2">: Volumen</text:span></text:p>
            <text:p text:style-name="P2"><text:span text:style-name="T1"><text:tab/></text:span><text:span text:style-name="T1"><text:tab/></text:span><text:span text:style-name="T1"><text:tab/></text:span><text:span text:style-name="T1"><text:tab/></text:span><text:span text:style-name="T1"><text:tab/></text:span><text:span text:style-name="T1">N</text:span><text:span text:style-name="T1"><text:tab/></text:span><text:span text:style-name="T2">: Teilchenzahl</text:span></text:p>
            <text:p text:style-name="P2"><text:span text:style-name="T1"><text:tab/></text:span><text:span text:style-name="T1"><text:tab/></text:span><text:span text:style-name="T1"><text:tab/></text:span><text:span text:style-name="T1"><text:tab/></text:span><text:span text:style-name="T1"><text:tab/></text:span><text:span text:style-name="T1">k</text:span><text:span text:style-name="T10">B</text:span><text:span text:style-name="T10"><text:tab/></text:span><text:span text:style-name="T2">: Boltzmann-Konstante</text:span></text:p>
            <text:p text:style-name="P2"><text:span text:style-name="T1"><text:tab/></text:span><text:span text:style-name="T1"><text:tab/></text:span><text:span text:style-name="T1"><text:tab/></text:span><text:span text:style-name="T1"><text:tab/></text:span><text:span text:style-name="T1"><text:tab/></text:span><text:span text:style-name="T1">T</text:span><text:span text:style-name="T1"><text:tab/></text:span><text:span text:style-name="T2">: Temperatur</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ozu dient die allgemeine Gasgleichung?</text:p>
          </draw:text-box>
        </draw:frame>
        <draw:frame presentation:style-name="pr2" draw:layer="layout" svg:width="25.199cm" svg:height="12.18cm" svg:x="1.4cm" svg:y="4.914cm" presentation:class="subtitle">
          <draw:text-box>
            <text:p>Sie beschreibt den Zusammenhang zwischen den <text:span text:style-name="T11">thermischen Zustandsgrößen</text:span> eines idealen Gases. Durch sie wird der Zustand des betrachteten Systems <text:span text:style-name="T1">eindeutig</text:span> beschriebe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draw:frame presentation:style-name="pr4" draw:layer="layout" svg:width="25.199cm" svg:height="3.506cm" svg:x="1.4cm" svg:y="0.837cm" presentation:class="title">
          <draw:text-box>
            <text:p>Was ist die universelle Gaskonstante?</text:p>
          </draw:text-box>
        </draw:frame>
        <draw:frame presentation:style-name="pr6" draw:text-style-name="P3" draw:layer="layout" svg:width="25.199cm" svg:height="14.114cm" svg:x="1.4cm" svg:y="5.929cm" presentation:class="subtitle" presentation:user-transformed="true">
          <draw:text-box>
            <text:p><text:span text:style-name="T12">Sie wird empirisch über die allgemeine Gasgleichung ermittelt und dient der Verknüpfung der Zustandsgrößen Temperatur (</text:span><text:span text:style-name="T13">T</text:span><text:span text:style-name="T12">), Stoffmenge (</text:span><text:span text:style-name="T13">n</text:span><text:span text:style-name="T12">), Druck (</text:span><text:span text:style-name="T13">p</text:span><text:span text:style-name="T12">) und Volumen (</text:span><text:span text:style-name="T13">V</text:span><text:span text:style-name="T12">).</text:span></text:p>
            <text:p><text:span text:style-name="T12"/></text:p>
            <text:p><text:span text:style-name="T12">Sie ist das Produkt aus Avogadro-Zahl (</text:span><text:span text:style-name="T13">N</text:span><text:span text:style-name="T14">A</text:span><text:span text:style-name="T12">) und Boltzmann-Konstante (</text:span><text:span text:style-name="T13">k</text:span><text:span text:style-name="T14">B</text:span><text:span text:style-name="T12">):</text:span></text:p>
            <text:p><text:span text:style-name="T15">R</text:span><text:span text:style-name="T16"> = </text:span><text:span text:style-name="T15">N</text:span><text:span text:style-name="T17">A</text:span><text:span text:style-name="T16"> </text:span><text:span text:style-name="T15">k</text:span><text:span text:style-name="T17">B</text:span></text:p>
            <text:p><text:span text:style-name="T18"/></text:p>
            <text:p><text:span text:style-name="T18">Ebenfalls stellt sie den Unterschied der Wärmekapazität eines Gases bei gleichem Druck zur Wärmekapazität bei gleichem Volumen, bezogen auf die Stoffmenge Mol, dar: </text:span></text:p>
            <text:p><text:span text:style-name="T19">R</text:span><text:span text:style-name="T20"> = </text:span><text:span text:style-name="T19">C</text:span><text:span text:style-name="T21">p</text:span><text:span text:style-name="T17">(mol)</text:span><text:span text:style-name="T20"> - </text:span><text:span text:style-name="T19">C</text:span><text:span text:style-name="T21">V</text:span><text:span text:style-name="T17">(mol)</text:span></text:p>
            <text:p><text:span text:style-name="T18"/></text:p>
            <text:p><text:span text:style-name="T18">Sie </text:span><text:span text:style-name="T22">hat für alle idealen Gase denselben Wert</text:span><text:span text:style-name="T18">.</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Was ist die universelle Gaskonstante?</text:p>
          </draw:text-box>
        </draw:frame>
        <draw:frame presentation:style-name="pr7" draw:layer="layout" svg:width="25.199cm" svg:height="12.18cm" svg:x="1.4cm" svg:y="6.914cm" presentation:class="subtitle" presentation:user-transformed="true">
          <draw:text-box>
            <text:p>Die Verknüpfung der Zustandsgrößen Temperatur (<text:span text:style-name="T1">T</text:span>), Stoffmenge (<text:span text:style-name="T1">n</text:span>), Druck (<text:span text:style-name="T1">p</text:span>) und Volumen (<text:span text:style-name="T1">V</text:span>).</text:p>
            <text:p/>
            <text:p>Da sie auf die <text:span text:style-name="T4">Stoffmenge</text:span> (molar) bezogen ist, gilt sie für <text:span text:style-name="T1">jedes</text:span> ideale Gas: sie gilt universell.</text:p>
            <text:p/>
            <text:p><text:span text:style-name="T15">R</text:span><text:span text:style-name="T16"> = </text:span><text:span text:style-name="T15">N</text:span><text:span text:style-name="T17">A</text:span><text:span text:style-name="T16"> </text:span><text:span text:style-name="T15">k</text:span><text:span text:style-name="T17">B</text:span></text:p>
            <text:p><text:span text:style-name="T20"/></text:p>
            <text:p text:style-name="P2"><text:span text:style-name="T19"><text:tab/></text:span><text:span text:style-name="T19"><text:tab/></text:span><text:span text:style-name="T19"><text:tab/></text:span><text:span text:style-name="T19"><text:tab/></text:span><text:span text:style-name="T19"><text:tab/></text:span><text:span text:style-name="T19">N</text:span><text:span text:style-name="T17">A</text:span><text:span text:style-name="T20"> : Avogadro-Zahl</text:span></text:p>
            <text:p text:style-name="P2"><text:span text:style-name="T19"><text:tab/></text:span><text:span text:style-name="T19"><text:tab/></text:span><text:span text:style-name="T19"><text:tab/></text:span><text:span text:style-name="T19"><text:tab/></text:span><text:span text:style-name="T19"><text:tab/></text:span><text:span text:style-name="T19">k</text:span><text:span text:style-name="T17">B</text:span><text:span text:style-name="T20"><text:tab/></text:span><text:span text:style-name="T20">: Boltzmann-Konstante</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7" draw:layer="layout" svg:width="25.199cm" svg:height="12.18cm" svg:x="1.4cm" svg:y="4.914cm" presentation:class="subtitle">
          <draw:text-box>
            <text:p>Das Volumen einer Gasmenge verändert sich linear mit ihrer Temperatur. Da das Volumen eines Gases aber nicht negativ werden kann, muss es einen absoluten Nullpunkt geben, bei dem das Volumen der Gasmenge gleich 0 ist (Gesetz von Gay-Lussac):</text:p>
            <text:p/>
            <text:p/>
            <text:p>Gleiches gilt für den Druck (Gesetz von Amontons):</text:p>
          </draw:text-box>
        </draw:frame>
        <draw:frame draw:style-name="gr2" draw:text-style-name="P1" draw:layer="layout" svg:width="21.961cm" svg:height="2.5cm" svg:x="3.019cm" svg:y="11.5cm">
          <text:p/>
          <draw:object xlink:href="../Gesetz%20von%20Gay-Lussac.odf" xlink:type="simple" xlink:show="embed" xlink:actuate="onLoad"/>
          <draw:image xlink:href="./ObjectReplacements/Object 6" xlink:type="simple" xlink:show="embed" xlink:actuate="onLoad"/>
        </draw:frame>
        <draw:frame draw:style-name="gr2" draw:text-style-name="P1" draw:layer="layout" svg:width="21.222cm" svg:height="5.5cm" svg:x="3.8cm" svg:y="15cm">
          <text:p/>
          <draw:object xlink:href="../Gesetz%20von%20Amontons.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findet man den absoluten Nullpunkt der Temperatur?</text:p>
          </draw:text-box>
        </draw:frame>
        <draw:frame presentation:style-name="pr2" draw:layer="layout" svg:width="25.199cm" svg:height="12.18cm" svg:x="1.4cm" svg:y="4.914cm" presentation:class="subtitle">
          <draw:text-box>
            <text:p>Über das <text:span text:style-name="T23">Gesetz von Gay-Lussac</text:span> oder das <text:span text:style-name="T24">Gesetz von Amontons</text:span>:</text:p>
            <text:p/>
            <text:p><text:span text:style-name="T23">Das Volumen</text:span>/<text:span text:style-name="T24">Der Druck</text:span> einer Gasmenge verändert sich linear mit ihrer Temperatur. Da <text:span text:style-name="T23">das Volumen</text:span>/<text:span text:style-name="T24">der Druck</text:span> eines Gases aber nicht negativ werden kann, muss es einen absoluten Nullpunkt geben, bei dem <text:span text:style-name="T23">das Volumen</text:span>/<text:span text:style-name="T24">der Druck</text:span> der Gasmenge gleich 0 i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sind die drei Grundannahmen der kinetischen Gastheorie?</text:p>
          </draw:text-box>
        </draw:frame>
        <draw:frame presentation:style-name="pr5" draw:text-style-name="P2" draw:layer="layout" svg:width="25.199cm" svg:height="12.18cm" svg:x="1.4cm" svg:y="4.914cm" presentation:class="subtitle">
          <draw:text-box>
            <text:list text:style-name="L1">
              <text:list-item>
                <text:list>
                  <text:list-item>
                    <text:list>
                      <text:list-item>
                        <text:list>
                          <text:list-item>
                            <text:list>
                              <text:list-item>
                                <text:list>
                                  <text:list-item>
                                    <text:p text:style-name="P2">Gasmoleküle werden als <text:span text:style-name="T1">Punktmassen</text:span> gleicher Masse angesehen</text:p>
                                  </text:list-item>
                                </text:list>
                              </text:list-item>
                            </text:list>
                          </text:list-item>
                        </text:list>
                      </text:list-item>
                    </text:list>
                  </text:list-item>
                </text:list>
                <text:p text:style-name="P2"/>
                <text:list>
                  <text:list-item>
                    <text:list>
                      <text:list-item>
                        <text:list>
                          <text:list-item>
                            <text:list>
                              <text:list-item>
                                <text:list>
                                  <text:list-item>
                                    <text:p text:style-name="P2">Gasteilchen sind in <text:span text:style-name="T1">ständiger und zufälliger Bewegung</text:span></text:p>
                                  </text:list-item>
                                </text:list>
                              </text:list-item>
                            </text:list>
                          </text:list-item>
                        </text:list>
                      </text:list-item>
                    </text:list>
                  </text:list-item>
                </text:list>
                <text:p text:style-name="P2"/>
                <text:list>
                  <text:list-item>
                    <text:list>
                      <text:list-item>
                        <text:list>
                          <text:list-item>
                            <text:list>
                              <text:list-item>
                                <text:list>
                                  <text:list-item>
                                    <text:p text:style-name="P2">Interaktion zwischen Gasmolekülen sowie mit Begrenzungen<text:span text:style-name="T2"> findet</text:span><text:span text:style-name="T1"> ausschließlich über elastische Kollisionen statt</text:span></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ie erklärt man in der kinetischen Gastheorie den Druck?</text:p>
          </draw:text-box>
        </draw:frame>
        <draw:frame presentation:style-name="pr2" draw:layer="layout" svg:width="25.199cm" svg:height="12.18cm" svg:x="1.4cm" svg:y="4.914cm" presentation:class="subtitle">
          <draw:text-box>
            <text:p>Sich zufällig bewegende Gasmoleküle prallen an die Gefäßwand und üben so eine Kraft auf diese aus</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rum sieht man in der kinetischen Gastheorie die Moleküle als Punktmassen?</text:p>
          </draw:text-box>
        </draw:frame>
        <draw:frame presentation:style-name="pr2" draw:layer="layout" svg:width="25.199cm" svg:height="12.18cm" svg:x="1.4cm" svg:y="4.914cm" presentation:class="subtitle">
          <draw:text-box>
            <text:p>Weil ihr Volumen sehr viel kleiner als das Gasvolumen ist</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text:span text:style-name="T25">Wie hängt in der kinetischen Gastheorie die Temperatur mit der Bewegung der Gasmoleküle zusammen?</text:span></text:p>
          </draw:text-box>
        </draw:frame>
        <draw:frame presentation:style-name="pr2" draw:layer="layout" svg:width="25.199cm" svg:height="12.18cm" svg:x="1.4cm" svg:y="4.914cm" presentation:class="subtitle">
          <draw:text-box>
            <text:p>Über die mittlere kinetische Energie der Gasmoleküle:</text:p>
            <text:p/>
            <text:p/>
            <text:p/>
            <text:p/>
            <text:p><text:span text:style-name="T26">⟨ </text:span><text:span text:style-name="T27">v</text:span><text:span text:style-name="T28"> 2</text:span><text:span text:style-name="T29"> </text:span><text:span text:style-name="T26">⟩ ist die Mittelung (angedeutet durch eckige Klammern </text:span><text:span text:style-name="T26">⟨ ⟩ )</text:span><text:span text:style-name="T26"> über die Geschwindigkeitsquadrate ( </text:span><text:span text:style-name="T27">v</text:span><text:span text:style-name="T28"> 2</text:span><text:span text:style-name="T26"> ) </text:span><text:span text:style-name="T30">aller</text:span><text:span text:style-name="T26"> Gasmoleküle</text:span></text:p>
          </draw:text-box>
        </draw:frame>
        <draw:frame draw:style-name="gr2" draw:text-style-name="P1" draw:layer="layout" svg:width="8.412cm" svg:height="2.535cm" svg:x="9.793cm" svg:y="9.632cm">
          <text:p/>
          <draw:object xlink:href="../Temperatur%20und%20mittlere%20kinetische%20Energie.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ymbol" svg:font-family="'Segoe UI Symbol'" style:font-adornments="Regular"/>
    <style:font-face style:name="Consolas3" svg:font-family="Consolas" style:font-adornments="Regular" style:font-family-generic="modern" style:font-pitch="fixed"/>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5H52M19S</meta:editing-duration>
    <meta:editing-cycles>12</meta:editing-cycles>
    <meta:generator>LibreOffice/4.3.4.1$Windows_x86 LibreOffice_project/bc356b2f991740509f321d70e4512a6a54c5f243</meta:generator>
    <dc:date>2015-03-30T13:09:32.862000000</dc:date>
    <meta:document-statistic meta:object-count="153"/>
  </office:meta>
</office:document-meta>
</file>